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5.3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23.81pt"/>
    </style:style>
    <style:style style:name="co11" style:family="table-column">
      <style:table-column-properties fo:break-before="auto" style:column-width="14.71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31.04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29.2pt"/>
    </style:style>
    <style:style style:name="co18" style:family="table-column">
      <style:table-column-properties fo:break-before="auto" style:column-width="14.54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32.46pt"/>
    </style:style>
    <style:style style:name="co2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7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66ff"/>
      <style:text-properties fo:color="#6666ff" fo:font-weight="bold" style:font-weight-asian="bold" style:font-weight-complex="bold"/>
    </style:style>
    <style:style style:name="ce23" style:family="table-cell" style:parent-style-name="Default">
      <style:table-cell-properties fo:background-color="#eeeeee"/>
      <style:text-properties fo:color="#808080"/>
    </style:style>
    <style:style style:name="ce24" style:family="table-cell" style:parent-style-name="Default">
      <style:table-cell-properties fo:background-color="#eeeeee"/>
      <style:text-properties fo:color="#6666ff" fo:font-weight="bold" style:font-weight-asian="bold" style:font-weight-complex="bold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 style:data-style-name="N128"/>
    <style:style style:name="ce27" style:family="table-cell" style:parent-style-name="Default" style:data-style-name="N128">
      <style:table-cell-properties fo:background-color="#00ccff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00ccff"/>
    </style:style>
    <style:style style:name="ce30" style:family="table-cell" style:parent-style-name="Default" style:data-style-name="N2">
      <style:table-cell-properties fo:background-color="#99ff66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#00ccff"/>
    </style:style>
    <style:style style:name="ce33" style:family="table-cell" style:parent-style-name="Default">
      <style:table-cell-properties fo:background-color="#ff9999"/>
    </style:style>
    <style:style style:name="ce34" style:family="table-cell" style:parent-style-name="Default" style:data-style-name="N2">
      <style:table-cell-properties fo:background-color="#ff9999"/>
    </style:style>
    <style:style style:name="ce35" style:family="table-cell" style:parent-style-name="Default" style:data-style-name="N2">
      <style:table-cell-properties fo:background-color="#ffff99"/>
    </style:style>
    <style:style style:name="ce36" style:family="table-cell" style:parent-style-name="Default" style:data-style-name="N12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table table:name="Shee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uty = command</text:p>
          </table:table-cell>
          <table:table-cell office:value-type="string" calcext:value-type="string">
            <text:p>Duty = - comma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2]" office:value-type="float" office:value="40" calcext:value-type="float">
            <text:p>40</text:p>
          </table:table-cell>
          <table:table-cell table:formula="of:=([.$C$28]+[.$C$27])-[.$A2]" office:value-type="float" office:value="114" calcext:value-type="float">
            <text:p>114</text:p>
          </table:table-cell>
          <table:table-cell table:formula="of:=([.$D$28]+[.$D$27])-[.$A2]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3]" office:value-type="float" office:value="45" calcext:value-type="float">
            <text:p>45</text:p>
          </table:table-cell>
          <table:table-cell table:formula="of:=([.$C$28]+[.$C$27])-[.$A3]" office:value-type="float" office:value="109" calcext:value-type="float">
            <text:p>109</text:p>
          </table:table-cell>
          <table:table-cell table:formula="of:=([.$D$28]+[.$D$27])-[.$A3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4]" office:value-type="float" office:value="50" calcext:value-type="float">
            <text:p>50</text:p>
          </table:table-cell>
          <table:table-cell table:formula="of:=([.$C$28]+[.$C$27])-[.$A4]" office:value-type="float" office:value="104" calcext:value-type="float">
            <text:p>104</text:p>
          </table:table-cell>
          <table:table-cell table:formula="of:=([.$D$28]+[.$D$27])-[.$A4]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]" office:value-type="float" office:value="55" calcext:value-type="float">
            <text:p>55</text:p>
          </table:table-cell>
          <table:table-cell table:formula="of:=([.$C$28]+[.$C$27])-[.$A5]" office:value-type="float" office:value="99" calcext:value-type="float">
            <text:p>99</text:p>
          </table:table-cell>
          <table:table-cell table:formula="of:=([.$D$28]+[.$D$27])-[.$A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]" office:value-type="float" office:value="60" calcext:value-type="float">
            <text:p>60</text:p>
          </table:table-cell>
          <table:table-cell table:formula="of:=([.$C$28]+[.$C$27])-[.$A6]" office:value-type="float" office:value="94" calcext:value-type="float">
            <text:p>94</text:p>
          </table:table-cell>
          <table:table-cell table:formula="of:=([.$D$28]+[.$D$27])-[.$A6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7]" office:value-type="float" office:value="65" calcext:value-type="float">
            <text:p>65</text:p>
          </table:table-cell>
          <table:table-cell table:formula="of:=([.$C$28]+[.$C$27])-[.$A7]" office:value-type="float" office:value="89" calcext:value-type="float">
            <text:p>89</text:p>
          </table:table-cell>
          <table:table-cell table:formula="of:=([.$D$28]+[.$D$27])-[.$A7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8]" office:value-type="float" office:value="70" calcext:value-type="float">
            <text:p>70</text:p>
          </table:table-cell>
          <table:table-cell table:formula="of:=([.$C$28]+[.$C$27])-[.$A8]" office:value-type="float" office:value="84" calcext:value-type="float">
            <text:p>84</text:p>
          </table:table-cell>
          <table:table-cell table:formula="of:=([.$D$28]+[.$D$27])-[.$A8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9]" office:value-type="float" office:value="71" calcext:value-type="float">
            <text:p>71</text:p>
          </table:table-cell>
          <table:table-cell table:formula="of:=([.$C$28]+[.$C$27])-[.$A9]" office:value-type="float" office:value="83" calcext:value-type="float">
            <text:p>83</text:p>
          </table:table-cell>
          <table:table-cell table:formula="of:=([.$D$28]+[.$D$27])-[.$A9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10]" office:value-type="float" office:value="72" calcext:value-type="float">
            <text:p>72</text:p>
          </table:table-cell>
          <table:table-cell table:formula="of:=([.$C$28]+[.$C$27])-[.$A10]" office:value-type="float" office:value="82" calcext:value-type="float">
            <text:p>82</text:p>
          </table:table-cell>
          <table:table-cell table:formula="of:=([.$D$28]+[.$D$27])-[.$A10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11]" office:value-type="float" office:value="73" calcext:value-type="float">
            <text:p>73</text:p>
          </table:table-cell>
          <table:table-cell table:formula="of:=([.$C$28]+[.$C$27])-[.$A11]" office:value-type="float" office:value="81" calcext:value-type="float">
            <text:p>81</text:p>
          </table:table-cell>
          <table:table-cell table:formula="of:=([.$D$28]+[.$D$27])-[.$A11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12]" office:value-type="float" office:value="74" calcext:value-type="float">
            <text:p>74</text:p>
          </table:table-cell>
          <table:table-cell table:formula="of:=([.$C$28]+[.$C$27])-[.$A12]" office:value-type="float" office:value="80" calcext:value-type="float">
            <text:p>80</text:p>
          </table:table-cell>
          <table:table-cell table:formula="of:=([.$D$28]+[.$D$27])-[.$A12]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formula="of:=[.$A13]" office:value-type="float" office:value="75" calcext:value-type="float">
            <text:p>75</text:p>
          </table:table-cell>
          <table:table-cell table:formula="of:=([.$C$28]+[.$C$27])-[.$A13]" office:value-type="float" office:value="79" calcext:value-type="float">
            <text:p>79</text:p>
          </table:table-cell>
          <table:table-cell table:formula="of:=([.$D$28]+[.$D$27])-[.$A13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14]" office:value-type="float" office:value="76" calcext:value-type="float">
            <text:p>76</text:p>
          </table:table-cell>
          <table:table-cell table:formula="of:=([.$C$28]+[.$C$27])-[.$A14]" office:value-type="float" office:value="78" calcext:value-type="float">
            <text:p>78</text:p>
          </table:table-cell>
          <table:table-cell table:formula="of:=([.$D$28]+[.$D$27])-[.$A14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formula="of:=[.$A15]" office:value-type="float" office:value="77" calcext:value-type="float">
            <text:p>77</text:p>
          </table:table-cell>
          <table:table-cell table:formula="of:=([.$C$28]+[.$C$27])-[.$A15]" office:value-type="float" office:value="77" calcext:value-type="float">
            <text:p>77</text:p>
          </table:table-cell>
          <table:table-cell table:formula="of:=([.$D$28]+[.$D$27])-[.$A15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16]" office:value-type="float" office:value="78" calcext:value-type="float">
            <text:p>78</text:p>
          </table:table-cell>
          <table:table-cell table:formula="of:=([.$C$28]+[.$C$27])-[.$A16]" office:value-type="float" office:value="76" calcext:value-type="float">
            <text:p>76</text:p>
          </table:table-cell>
          <table:table-cell table:formula="of:=([.$D$28]+[.$D$27])-[.$A16]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17]" office:value-type="float" office:value="79" calcext:value-type="float">
            <text:p>79</text:p>
          </table:table-cell>
          <table:table-cell table:formula="of:=([.$C$28]+[.$C$27])-[.$A17]" office:value-type="float" office:value="75" calcext:value-type="float">
            <text:p>75</text:p>
          </table:table-cell>
          <table:table-cell table:formula="of:=([.$D$28]+[.$D$27])-[.$A17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18]" office:value-type="float" office:value="80" calcext:value-type="float">
            <text:p>80</text:p>
          </table:table-cell>
          <table:table-cell table:formula="of:=([.$C$28]+[.$C$27])-[.$A18]" office:value-type="float" office:value="74" calcext:value-type="float">
            <text:p>74</text:p>
          </table:table-cell>
          <table:table-cell table:formula="of:=([.$D$28]+[.$D$27])-[.$A18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19]" office:value-type="float" office:value="85" calcext:value-type="float">
            <text:p>85</text:p>
          </table:table-cell>
          <table:table-cell table:formula="of:=([.$C$28]+[.$C$27])-[.$A19]" office:value-type="float" office:value="69" calcext:value-type="float">
            <text:p>69</text:p>
          </table:table-cell>
          <table:table-cell table:formula="of:=([.$D$28]+[.$D$27])-[.$A19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0]" office:value-type="float" office:value="90" calcext:value-type="float">
            <text:p>90</text:p>
          </table:table-cell>
          <table:table-cell table:formula="of:=([.$C$28]+[.$C$27])-[.$A20]" office:value-type="float" office:value="64" calcext:value-type="float">
            <text:p>64</text:p>
          </table:table-cell>
          <table:table-cell table:formula="of:=([.$D$28]+[.$D$27])-[.$A2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21]" office:value-type="float" office:value="95" calcext:value-type="float">
            <text:p>95</text:p>
          </table:table-cell>
          <table:table-cell table:formula="of:=([.$C$28]+[.$C$27])-[.$A21]" office:value-type="float" office:value="59" calcext:value-type="float">
            <text:p>59</text:p>
          </table:table-cell>
          <table:table-cell table:formula="of:=([.$D$28]+[.$D$27])-[.$A2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22]" office:value-type="float" office:value="100" calcext:value-type="float">
            <text:p>100</text:p>
          </table:table-cell>
          <table:table-cell table:formula="of:=([.$C$28]+[.$C$27])-[.$A22]" office:value-type="float" office:value="54" calcext:value-type="float">
            <text:p>54</text:p>
          </table:table-cell>
          <table:table-cell table:formula="of:=([.$D$28]+[.$D$27])-[.$A2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23]" office:value-type="float" office:value="105" calcext:value-type="float">
            <text:p>105</text:p>
          </table:table-cell>
          <table:table-cell table:formula="of:=([.$C$28]+[.$C$27])-[.$A23]" office:value-type="float" office:value="49" calcext:value-type="float">
            <text:p>49</text:p>
          </table:table-cell>
          <table:table-cell table:formula="of:=([.$D$28]+[.$D$27])-[.$A23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24]" office:value-type="float" office:value="110" calcext:value-type="float">
            <text:p>110</text:p>
          </table:table-cell>
          <table:table-cell table:formula="of:=([.$C$28]+[.$C$27])-[.$A24]" office:value-type="float" office:value="44" calcext:value-type="float">
            <text:p>44</text:p>
          </table:table-cell>
          <table:table-cell table:formula="of:=([.$D$28]+[.$D$27])-[.$A24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25]" office:value-type="float" office:value="115" calcext:value-type="float">
            <text:p>115</text:p>
          </table:table-cell>
          <table:table-cell table:formula="of:=([.$C$28]+[.$C$27])-[.$A25]" office:value-type="float" office:value="39" calcext:value-type="float">
            <text:p>39</text:p>
          </table:table-cell>
          <table:table-cell table:formula="of:=([.$D$28]+[.$D$27])-[.$A25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2"/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number-columns-repeated="1020"/>
        </table:table-row>
      </table:table>
      <table:table table:name="Sheet7" table:style-name="ta1">
        <table:table-column table:style-name="co8" table:number-columns-repeated="2" table:default-cell-style-name="ce19"/>
        <table:table-column table:style-name="co9" table:number-columns-repeated="18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4" table:default-cell-style-name="ce20"/>
        <table:table-column table:style-name="co1" table:number-columns-repeated="982" table:default-cell-style-name="ce19"/>
        <table:table-row table:style-name="ro1">
          <table:table-cell office:value-type="string" calcext:value-type="string">
            <text:p>V=7.5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office:value-type="float" office:value="-950" calcext:value-type="float">
            <text:p>-950</text:p>
          </table:table-cell>
          <table:table-cell office:value-type="float" office:value="-900" calcext:value-type="float">
            <text:p>-900</text:p>
          </table:table-cell>
          <table:table-cell office:value-type="float" office:value="-850" calcext:value-type="float">
            <text:p>-850</text:p>
          </table:table-cell>
          <table:table-cell office:value-type="float" office:value="-800" calcext:value-type="float">
            <text:p>-800</text:p>
          </table:table-cell>
          <table:table-cell office:value-type="float" office:value="-750" calcext:value-type="float">
            <text:p>-750</text:p>
          </table:table-cell>
          <table:table-cell office:value-type="float" office:value="-700" calcext:value-type="float">
            <text:p>-700</text:p>
          </table:table-cell>
          <table:table-cell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  <table:table-cell office:value-type="float" office:value="-550" calcext:value-type="float">
            <text:p>-550</text:p>
          </table:table-cell>
          <table:table-cell office:value-type="float" office:value="-500" calcext:value-type="float">
            <text:p>-500</text:p>
          </table:table-cell>
          <table:table-cell office:value-type="float" office:value="-450" calcext:value-type="float">
            <text:p>-450</text:p>
          </table:table-cell>
          <table:table-cell office:value-type="float" office:value="-400" calcext:value-type="float">
            <text:p>-400</text:p>
          </table:table-cell>
          <table:table-cell office:value-type="float" office:value="-350" calcext:value-type="float">
            <text:p>-350</text:p>
          </table:table-cell>
          <table:table-cell office:value-type="float" office:value="-300" calcext:value-type="float">
            <text:p>-3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" calcext:value-type="float">
            <text:p>-200</text:p>
          </table:table-cell>
          <table:table-cell office:value-type="float" office:value="-150" calcext:value-type="float">
            <text:p>-150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-950" calcext:value-type="float">
            <text:p>-950</text:p>
          </table:table-cell>
          <table:table-cell table:number-columns-repeated="1023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023"/>
        </table:table-row>
        <table:table-row table:style-name="ro1">
          <table:table-cell office:value-type="float" office:value="-850" calcext:value-type="float">
            <text:p>-850</text:p>
          </table:table-cell>
          <table:table-cell table:number-columns-repeated="24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982"/>
        </table:table-row>
        <table:table-row table:style-name="ro1">
          <table:table-cell table:style-name="ce20" office:value-type="float" office:value="-800" calcext:value-type="float">
            <text:p>-8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750" calcext:value-type="float">
            <text:p>-750</text:p>
          </table:table-cell>
          <table:table-cell table:number-columns-repeated="1023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023"/>
        </table:table-row>
        <table:table-row table:style-name="ro1">
          <table:table-cell office:value-type="float" office:value="-650" calcext:value-type="float">
            <text:p>-650</text:p>
          </table:table-cell>
          <table:table-cell table:number-columns-repeated="1023"/>
        </table:table-row>
        <table:table-row table:style-name="ro1">
          <table:table-cell table:style-name="ce20" office:value-type="float" office:value="-600" calcext:value-type="float">
            <text:p>-6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550" calcext:value-type="float">
            <text:p>-550</text:p>
          </table:table-cell>
          <table:table-cell table:number-columns-repeated="1023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7.79" calcext:value-type="float">
            <text:p>7.79</text:p>
          </table:table-cell>
          <table:table-cell table:number-columns-repeated="982"/>
        </table:table-row>
        <table:table-row table:style-name="ro1">
          <table:table-cell office:value-type="float" office:value="-450" calcext:value-type="float">
            <text:p>-450</text:p>
          </table:table-cell>
          <table:table-cell table:number-columns-repeated="1023"/>
        </table:table-row>
        <table:table-row table:style-name="ro1">
          <table:table-cell table:style-name="ce20" office:value-type="float" office:value="-400" calcext:value-type="float">
            <text:p>-4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number-columns-repeated="1023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102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23"/>
        </table:table-row>
        <table:table-row table:style-name="ro1">
          <table:table-cell table:style-name="ce20" office:value-type="float" office:value="-200" calcext:value-type="float">
            <text:p>-2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2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23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23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table:number-columns-repeated="24"/>
          <table:table-cell office:value-type="float" office:value="-1.56" calcext:value-type="float">
            <text:p>-1.56</text:p>
          </table:table-cell>
          <table:table-cell table:style-name="ce20" table:number-columns-repeated="3"/>
          <table:table-cell office:value-type="float" office:value="0.03" calcext:value-type="float">
            <text:p>0.03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 office:value-type="float" office:value="-3.11" calcext:value-type="float">
            <text:p>-3.11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.89" calcext:value-type="float">
            <text:p>-3.89</text:p>
          </table:table-cell>
          <table:table-cell table:number-columns-repeated="9"/>
          <table:table-cell office:value-type="float" office:value="0.03" calcext:value-type="float">
            <text:p>0.03</text:p>
          </table:table-cell>
          <table:table-cell table:number-columns-repeated="9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/>
          <table:table-cell table:style-name="ce20" office:value-type="float" office:value="-3.92" calcext:value-type="float">
            <text:p>-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-7.75" calcext:value-type="float">
            <text:p>-7.75</text:p>
          </table:table-cell>
          <table:table-cell table:style-name="ce20" table:number-columns-repeated="98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5" table:default-cell-style-name="Default"/>
        <table:table-column table:style-name="co16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1" table:number-columns-repeated="999" table:default-cell-style-name="Default"/>
        <table:table-row table:style-name="ro1">
          <table:table-cell table:style-name="ce19" office:value-type="string" calcext:value-type="string">
            <text:p>V=7.5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21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21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21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21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21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21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21" office:value-type="string" calcext:value-type="string">
            <text:p>M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3" office:value-type="float" office:value="-7.01" calcext:value-type="float">
            <text:p>-7.01</text:p>
          </table:table-cell>
          <table:table-cell table:style-name="ce21"/>
          <table:table-cell table:style-name="ce21" office:value-type="float" office:value="-7.75" calcext:value-type="float">
            <text:p>-7.75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900" calcext:value-type="float">
            <text:p>9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1" office:value-type="float" office:value="-6.99" calcext:value-type="float">
            <text:p>-6.99</text:p>
          </table:table-cell>
          <table:table-cell table:style-name="ce21"/>
          <table:table-cell table:style-name="ce21" office:value-type="float" office:value="-6.17" calcext:value-type="float">
            <text:p>-6.1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800" calcext:value-type="float">
            <text:p>8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1" office:value-type="float" office:value="-6.21" calcext:value-type="float">
            <text:p>-6.21</text:p>
          </table:table-cell>
          <table:table-cell table:style-name="ce21"/>
          <table:table-cell table:style-name="ce21" office:value-type="float" office:value="-5.39" calcext:value-type="float">
            <text:p>-5.39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700" calcext:value-type="float">
            <text:p>7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7" calcext:value-type="float">
            <text:p>-4.7</text:p>
          </table:table-cell>
          <table:table-cell table:style-name="ce21"/>
          <table:table-cell table:style-name="ce21" office:value-type="float" office:value="-5.44" calcext:value-type="float">
            <text:p>-5.44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600" calcext:value-type="float">
            <text:p>6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1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66" calcext:value-type="float">
            <text:p>-4.66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3.89" calcext:value-type="float">
            <text:p>-3.89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1" calcext:value-type="float">
            <text:p>-1.51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9" calcext:value-type="float">
            <text:p>-1.59</text:p>
          </table:table-cell>
          <table:table-cell table:style-name="ce21"/>
          <table:table-cell table:style-name="ce21" office:value-type="float" office:value="-2.37" calcext:value-type="float">
            <text:p>-2.37</text:p>
          </table:table-cell>
          <table:table-cell table:style-name="ce21"/>
          <table:table-cell table:style-name="ce21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4" calcext:value-type="float">
            <text:p>0.04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2.34" calcext:value-type="float">
            <text:p>-2.34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200" calcext:value-type="float">
            <text:p>2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0.74" calcext:value-type="float">
            <text:p>-0.74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1" calcext:value-type="float">
            <text:p>3.91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79" calcext:value-type="float">
            <text:p>-0.79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3" calcext:value-type="float">
            <text:p>3.13</text:p>
          </table:table-cell>
          <table:table-cell table:style-name="ce21"/>
          <table:table-cell table:style-name="ce21" office:value-type="float" office:value="3.9" calcext:value-type="float">
            <text:p>3.9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/>
          <table:table-cell table:style-name="ce21" office:value-type="float" office:value="5.45" calcext:value-type="float">
            <text:p>5.45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2" calcext:value-type="float">
            <text:p>3.92</text:p>
          </table:table-cell>
          <table:table-cell table:style-name="ce21"/>
          <table:table-cell table:style-name="ce21" office:value-type="float" office:value="4.69" calcext:value-type="float">
            <text:p>4.69</text:p>
          </table:table-cell>
          <table:table-cell table:style-name="ce21"/>
          <table:table-cell table:style-name="ce21" office:value-type="float" office:value="5.47" calcext:value-type="float">
            <text:p>5.47</text:p>
          </table:table-cell>
          <table:table-cell table:style-name="ce21"/>
          <table:table-cell table:style-name="ce21" office:value-type="float" office:value="6.24" calcext:value-type="float">
            <text:p>6.24</text:p>
          </table:table-cell>
          <table:table-cell table:style-name="ce21"/>
          <table:table-cell table:style-name="ce21" office:value-type="float" office:value="7.01" calcext:value-type="float">
            <text:p>7.01</text:p>
          </table:table-cell>
          <table:table-cell table:style-name="ce21"/>
          <table:table-cell table:style-name="ce21" office:value-type="float" office:value="7.79" calcext:value-type="float">
            <text:p>7.7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string" calcext:value-type="string">
            <text:p>Speed = 350</text:p>
          </table:table-cell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table:style-name="ce9" table:number-columns-repeated="3"/>
          <table:table-cell table:style-name="ce3" table:number-columns-repeated="20"/>
          <table:table-cell table:number-columns-repeated="2"/>
          <table:table-cell office:value-type="string" calcext:value-type="string">
            <text:p><text:s text:c="2"/>Key – 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n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40" calcext:value-type="float">
            <text:p>40</text:p>
          </table:table-cell>
          <table:table-cell table:formula="of:=[.AA28]-40" office:value-type="float" office:value="0" calcext:value-type="float">
            <text:p>0</text:p>
          </table:table-cell>
          <table:table-cell table:style-name="ce26" table:formula="of:=([.AA28]-40)/([.$AA$51]-[.$AA$28])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8]*[.$AD$26]" office:value-type="float" office:value="0" calcext:value-type="float">
            <text:p>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8]*[.$AF$26]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45" calcext:value-type="float">
            <text:p>45</text:p>
          </table:table-cell>
          <table:table-cell table:formula="of:=[.AA29]-40" office:value-type="float" office:value="5" calcext:value-type="float">
            <text:p>5</text:p>
          </table:table-cell>
          <table:table-cell table:style-name="ce26" table:formula="of:=([.AA29]-40)/([.$AA$51]-[.$AA$28])" office:value-type="float" office:value="0.0666666666666667" calcext:value-type="float">
            <text:p>0.0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9]*[.$AD$26]" office:value-type="float" office:value="66.6666666666667" calcext:value-type="float">
            <text:p>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9]*[.$AF$26]" office:value-type="float" office:value="40" calcext:value-type="float">
            <text:p>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50" calcext:value-type="float">
            <text:p>-3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50" calcext:value-type="float">
            <text:p>50</text:p>
          </table:table-cell>
          <table:table-cell table:formula="of:=[.AA30]-40" office:value-type="float" office:value="10" calcext:value-type="float">
            <text:p>10</text:p>
          </table:table-cell>
          <table:table-cell table:style-name="ce26" table:formula="of:=([.AA30]-40)/([.$AA$51]-[.$AA$28])" office:value-type="float" office:value="0.133333333333333" calcext:value-type="float">
            <text:p>0.1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0]*[.$AD$26]" office:value-type="float" office:value="133.333333333333" calcext:value-type="float">
            <text:p>1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0]*[.$AF$26]" office:value-type="float" office:value="80" calcext:value-type="float">
            <text:p>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00" calcext:value-type="float">
            <text:p>-4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A31]-40" office:value-type="float" office:value="15" calcext:value-type="float">
            <text:p>15</text:p>
          </table:table-cell>
          <table:table-cell table:style-name="ce26" table:formula="of:=([.AA31]-40)/([.$AA$51]-[.$AA$28])" office:value-type="float" office:value="0.2" calcext:value-type="float">
            <text:p>0.2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1]*[.$AD$26]" office:value-type="float" office:value="200" calcext:value-type="float">
            <text:p>2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1]*[.$AF$26]" office:value-type="float" office:value="120" calcext:value-type="float">
            <text:p>12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50" calcext:value-type="float">
            <text:p>-4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60" calcext:value-type="float">
            <text:p>60</text:p>
          </table:table-cell>
          <table:table-cell table:formula="of:=[.AA32]-40" office:value-type="float" office:value="20" calcext:value-type="float">
            <text:p>20</text:p>
          </table:table-cell>
          <table:table-cell table:style-name="ce26" table:formula="of:=([.AA32]-40)/([.$AA$51]-[.$AA$28])" office:value-type="float" office:value="0.266666666666667" calcext:value-type="float">
            <text:p>0.2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2]*[.$AD$26]" office:value-type="float" office:value="266.666666666667" calcext:value-type="float">
            <text:p>2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2]*[.$AF$26]" office:value-type="float" office:value="160" calcext:value-type="float">
            <text:p>16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7"/>
          <table:table-cell table:style-name="ce3" office:value-type="float" office:value="3.92" calcext:value-type="float">
            <text:p>3.92</text:p>
          </table:table-cell>
          <table:table-cell table:style-name="ce3" table:number-columns-repeated="9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A33]-40" office:value-type="float" office:value="25" calcext:value-type="float">
            <text:p>25</text:p>
          </table:table-cell>
          <table:table-cell table:style-name="ce26" table:formula="of:=([.AA33]-40)/([.$AA$51]-[.$AA$28])" office:value-type="float" office:value="0.333333333333333" calcext:value-type="float">
            <text:p>0.3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3]*[.$AD$26]" office:value-type="float" office:value="333.333333333333" calcext:value-type="float">
            <text:p>3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3]*[.$AF$26]" office:value-type="float" office:value="200" calcext:value-type="float">
            <text:p>20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50" calcext:value-type="float">
            <text:p>-5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0" calcext:value-type="float">
            <text:p>70</text:p>
          </table:table-cell>
          <table:table-cell table:formula="of:=[.AA34]-40" office:value-type="float" office:value="30" calcext:value-type="float">
            <text:p>30</text:p>
          </table:table-cell>
          <table:table-cell table:style-name="ce26" table:formula="of:=([.AA34]-40)/([.$AA$51]-[.$AA$28])" office:value-type="float" office:value="0.4" calcext:value-type="float">
            <text:p>0.4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4]*[.$AD$26]" office:value-type="float" office:value="400" calcext:value-type="float">
            <text:p>4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4]*[.$AF$26]" office:value-type="float" office:value="240" calcext:value-type="float">
            <text:p>2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00" calcext:value-type="float">
            <text:p>-6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A35]-40" office:value-type="float" office:value="31" calcext:value-type="float">
            <text:p>31</text:p>
          </table:table-cell>
          <table:table-cell table:style-name="ce26" table:formula="of:=([.AA35]-40)/([.$AA$51]-[.$AA$28])" office:value-type="float" office:value="0.413333333333333" calcext:value-type="float">
            <text:p>0.41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5]*[.$AD$26]" office:value-type="float" office:value="413.333333333333" calcext:value-type="float">
            <text:p>41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5]*[.$AF$26]" office:value-type="float" office:value="248" calcext:value-type="float">
            <text:p>24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50" calcext:value-type="float">
            <text:p>-6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2" calcext:value-type="float">
            <text:p>72</text:p>
          </table:table-cell>
          <table:table-cell table:formula="of:=[.AA36]-40" office:value-type="float" office:value="32" calcext:value-type="float">
            <text:p>32</text:p>
          </table:table-cell>
          <table:table-cell table:style-name="ce26" table:formula="of:=([.AA36]-40)/([.$AA$51]-[.$AA$28])" office:value-type="float" office:value="0.426666666666667" calcext:value-type="float">
            <text:p>0.42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6]*[.$AD$26]" office:value-type="float" office:value="426.666666666667" calcext:value-type="float">
            <text:p>42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6]*[.$AF$26]" office:value-type="float" office:value="256" calcext:value-type="float">
            <text:p>25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73" calcext:value-type="float">
            <text:p>73</text:p>
          </table:table-cell>
          <table:table-cell table:formula="of:=[.AA37]-40" office:value-type="float" office:value="33" calcext:value-type="float">
            <text:p>33</text:p>
          </table:table-cell>
          <table:table-cell table:style-name="ce26" table:formula="of:=([.AA37]-40)/([.$AA$51]-[.$AA$28])" office:value-type="float" office:value="0.44" calcext:value-type="float">
            <text:p>0.44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7]*[.$AD$26]" office:value-type="float" office:value="440" calcext:value-type="float">
            <text:p>44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7]*[.$AF$26]" office:value-type="float" office:value="264" calcext:value-type="float">
            <text:p>264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50" calcext:value-type="float">
            <text:p>-7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4" calcext:value-type="float">
            <text:p>74</text:p>
          </table:table-cell>
          <table:table-cell table:formula="of:=[.AA38]-40" office:value-type="float" office:value="34" calcext:value-type="float">
            <text:p>34</text:p>
          </table:table-cell>
          <table:table-cell table:style-name="ce26" table:formula="of:=([.AA38]-40)/([.$AA$51]-[.$AA$28])" office:value-type="float" office:value="0.453333333333333" calcext:value-type="float">
            <text:p>0.45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8]*[.$AD$26]" office:value-type="float" office:value="453.333333333333" calcext:value-type="float">
            <text:p>45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8]*[.$AF$26]" office:value-type="float" office:value="272" calcext:value-type="float">
            <text:p>272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00" calcext:value-type="float">
            <text:p>-8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A39]-40" office:value-type="float" office:value="35" calcext:value-type="float">
            <text:p>35</text:p>
          </table:table-cell>
          <table:table-cell table:style-name="ce26" table:formula="of:=([.AA39]-40)/([.$AA$51]-[.$AA$28])" office:value-type="float" office:value="0.466666666666667" calcext:value-type="float">
            <text:p>0.4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9]*[.$AD$26]" office:value-type="float" office:value="466.666666666667" calcext:value-type="float">
            <text:p>4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9]*[.$AF$26]" office:value-type="float" office:value="280" calcext:value-type="float">
            <text:p>2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50" calcext:value-type="float">
            <text:p>-8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6" calcext:value-type="float">
            <text:p>76</text:p>
          </table:table-cell>
          <table:table-cell table:formula="of:=[.AA40]-40" office:value-type="float" office:value="36" calcext:value-type="float">
            <text:p>36</text:p>
          </table:table-cell>
          <table:table-cell table:style-name="ce26" table:formula="of:=([.AA40]-40)/([.$AA$51]-[.$AA$28])" office:value-type="float" office:value="0.48" calcext:value-type="float">
            <text:p>0.48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0]*[.$AD$26]" office:value-type="float" office:value="480" calcext:value-type="float">
            <text:p>48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0]*[.$AF$26]" office:value-type="float" office:value="288" calcext:value-type="float">
            <text:p>28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00" calcext:value-type="float">
            <text:p>-9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table:style-name="ce25" office:value-type="float" office:value="77" calcext:value-type="float">
            <text:p>77</text:p>
          </table:table-cell>
          <table:table-cell table:style-name="ce25" table:formula="of:=[.AA41]-40" office:value-type="float" office:value="37" calcext:value-type="float">
            <text:p>37</text:p>
          </table:table-cell>
          <table:table-cell table:style-name="ce27" table:formula="of:=([.AA41]-40)/([.$AA$51]-[.$AA$28])" office:value-type="float" office:value="0.493333333333333" calcext:value-type="float">
            <text:p>0.49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1]*[.$AD$26]" office:value-type="float" office:value="493.333333333333" calcext:value-type="float">
            <text:p>493.3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1]*[.$AF$26]" office:value-type="float" office:value="296" calcext:value-type="float">
            <text:p>29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50" calcext:value-type="float">
            <text:p>-950</text:p>
          </table:table-cell>
          <table:table-cell table:style-name="ce9" table:number-columns-repeated="3"/>
          <table:table-cell table:style-name="ce3" table:number-columns-repeated="20"/>
          <table:table-cell/>
          <table:table-cell table:style-name="ce25" office:value-type="float" office:value="78" calcext:value-type="float">
            <text:p>78</text:p>
          </table:table-cell>
          <table:table-cell table:style-name="ce25" table:formula="of:=[.AA42]-40" office:value-type="float" office:value="38" calcext:value-type="float">
            <text:p>38</text:p>
          </table:table-cell>
          <table:table-cell table:style-name="ce27" table:formula="of:=([.AA42]-40)/([.$AA$51]-[.$AA$28])" office:value-type="float" office:value="0.506666666666667" calcext:value-type="float">
            <text:p>0.5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2]*[.$AD$26]" office:value-type="float" office:value="506.666666666667" calcext:value-type="float">
            <text:p>506.7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2]*[.$AF$26]" office:value-type="float" office:value="304" calcext:value-type="float">
            <text:p>304.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office:value-type="float" office:value="3.92" calcext:value-type="float">
            <text:p>3.92</text:p>
          </table:table-cell>
          <table:table-cell table:style-name="ce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A43]-40" office:value-type="float" office:value="39" calcext:value-type="float">
            <text:p>39</text:p>
          </table:table-cell>
          <table:table-cell table:style-name="ce26" table:formula="of:=([.AA43]-40)/([.$AA$51]-[.$AA$28])" office:value-type="float" office:value="0.52" calcext:value-type="float">
            <text:p>0.52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3]*[.$AD$26]" office:value-type="float" office:value="520" calcext:value-type="float">
            <text:p>52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3]*[.$AF$26]" office:value-type="float" office:value="312" calcext:value-type="float">
            <text:p>312.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formula="of:=[.AA44]-40" office:value-type="float" office:value="40" calcext:value-type="float">
            <text:p>40</text:p>
          </table:table-cell>
          <table:table-cell table:style-name="ce26" table:formula="of:=([.AA44]-40)/([.$AA$51]-[.$AA$28])" office:value-type="float" office:value="0.533333333333333" calcext:value-type="float">
            <text:p>0.5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4]*[.$AD$26]" office:value-type="float" office:value="533.333333333333" calcext:value-type="float">
            <text:p>5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4]*[.$AF$26]" office:value-type="float" office:value="320" calcext:value-type="float">
            <text:p>3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85" calcext:value-type="float">
            <text:p>85</text:p>
          </table:table-cell>
          <table:table-cell table:formula="of:=[.AA45]-40" office:value-type="float" office:value="45" calcext:value-type="float">
            <text:p>45</text:p>
          </table:table-cell>
          <table:table-cell table:style-name="ce26" table:formula="of:=([.AA45]-40)/([.$AA$51]-[.$AA$28])" office:value-type="float" office:value="0.6" calcext:value-type="float">
            <text:p>0.6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5]*[.$AD$26]" office:value-type="float" office:value="600" calcext:value-type="float">
            <text:p>6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5]*[.$AF$26]" office:value-type="float" office:value="360" calcext:value-type="float">
            <text:p>3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0" calcext:value-type="float">
            <text:p>90</text:p>
          </table:table-cell>
          <table:table-cell table:formula="of:=[.AA46]-40" office:value-type="float" office:value="50" calcext:value-type="float">
            <text:p>50</text:p>
          </table:table-cell>
          <table:table-cell table:style-name="ce26" table:formula="of:=([.AA46]-40)/([.$AA$51]-[.$AA$28])" office:value-type="float" office:value="0.666666666666667" calcext:value-type="float">
            <text:p>0.6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6]*[.$AD$26]" office:value-type="float" office:value="666.666666666667" calcext:value-type="float">
            <text:p>6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6]*[.$AF$26]" office:value-type="float" office:value="400" calcext:value-type="float">
            <text:p>40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5" calcext:value-type="float">
            <text:p>95</text:p>
          </table:table-cell>
          <table:table-cell table:formula="of:=[.AA47]-40" office:value-type="float" office:value="55" calcext:value-type="float">
            <text:p>55</text:p>
          </table:table-cell>
          <table:table-cell table:style-name="ce26" table:formula="of:=([.AA47]-40)/([.$AA$51]-[.$AA$28])" office:value-type="float" office:value="0.733333333333333" calcext:value-type="float">
            <text:p>0.7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7]*[.$AD$26]" office:value-type="float" office:value="733.333333333333" calcext:value-type="float">
            <text:p>7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7]*[.$AF$26]" office:value-type="float" office:value="440" calcext:value-type="float">
            <text:p>44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0" calcext:value-type="float">
            <text:p>100</text:p>
          </table:table-cell>
          <table:table-cell table:formula="of:=[.AA48]-40" office:value-type="float" office:value="60" calcext:value-type="float">
            <text:p>60</text:p>
          </table:table-cell>
          <table:table-cell table:style-name="ce26" table:formula="of:=([.AA48]-40)/([.$AA$51]-[.$AA$28])" office:value-type="float" office:value="0.8" calcext:value-type="float">
            <text:p>0.8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8]*[.$AD$26]"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8]*[.$AF$26]" office:value-type="float" office:value="480" calcext:value-type="float">
            <text:p>48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5" calcext:value-type="float">
            <text:p>105</text:p>
          </table:table-cell>
          <table:table-cell table:formula="of:=[.AA49]-40" office:value-type="float" office:value="65" calcext:value-type="float">
            <text:p>65</text:p>
          </table:table-cell>
          <table:table-cell table:style-name="ce26" table:formula="of:=([.AA49]-40)/([.$AA$51]-[.$AA$28])" office:value-type="float" office:value="0.866666666666667" calcext:value-type="float">
            <text:p>0.8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9]*[.$AD$26]" office:value-type="float" office:value="866.666666666667" calcext:value-type="float">
            <text:p>8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9]*[.$AF$26]" office:value-type="float" office:value="520" calcext:value-type="float">
            <text:p>5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0" calcext:value-type="float">
            <text:p>110</text:p>
          </table:table-cell>
          <table:table-cell table:formula="of:=[.AA50]-40" office:value-type="float" office:value="70" calcext:value-type="float">
            <text:p>70</text:p>
          </table:table-cell>
          <table:table-cell table:style-name="ce26" table:formula="of:=([.AA50]-40)/([.$AA$51]-[.$AA$28])" office:value-type="float" office:value="0.933333333333333" calcext:value-type="float">
            <text:p>0.9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0]*[.$AD$26]" office:value-type="float" office:value="933.333333333333" calcext:value-type="float">
            <text:p>9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0]*[.$AF$26]" office:value-type="float" office:value="560" calcext:value-type="float">
            <text:p>5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5" calcext:value-type="float">
            <text:p>115</text:p>
          </table:table-cell>
          <table:table-cell table:formula="of:=[.AA51]-40" office:value-type="float" office:value="75" calcext:value-type="float">
            <text:p>75</text:p>
          </table:table-cell>
          <table:table-cell table:style-name="ce26" table:formula="of:=([.AA51]-40)/([.$AA$51]-[.$AA$28])" office:value-type="float" office:value="1" calcext:value-type="float">
            <text:p>1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1]*[.$AD$26]" office:value-type="float" office:value="1000" calcext:value-type="float">
            <text:p>10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1]*[.$AF$26]" office:value-type="float" office:value="600" calcext:value-type="float">
            <text:p>600.0</text:p>
          </table:table-cell>
          <table:table-cell table:number-columns-repeated="991"/>
        </table:table-row>
        <table:table-row table:style-name="ro1">
          <table:table-cell table:number-columns-repeated="28"/>
          <table:table-cell table:style-name="ce26"/>
          <table:table-cell/>
          <table:table-cell table:style-name="ce1"/>
          <table:table-cell/>
          <table:table-cell table:style-name="ce1"/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ey: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new math</text:p>
          </table:table-cell>
          <table:table-cell/>
          <table:table-cell table:style-name="ce20" office:value-type="string" calcext:value-type="string">
            <text:p>key</text:p>
          </table:table-cell>
          <table:table-cell table:style-name="ce20" office:value-type="float" office:value="100" calcext:value-type="float">
            <text:p>100</text:p>
          </table:table-cell>
          <table:table-cell table:style-name="ce28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5]*[.$AC$54]*2" office:value-type="float" office:value="0" calcext:value-type="float">
            <text:p>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6]*[.$AC$54]*2" office:value-type="float" office:value="100" calcext:value-type="float">
            <text:p>1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7]*[.$AC$54]*2" office:value-type="float" office:value="200" calcext:value-type="float">
            <text:p>2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8]*[.$AC$54]*2" office:value-type="float" office:value="300" calcext:value-type="float">
            <text:p>3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9]*[.$AC$54]*2" office:value-type="float" office:value="400" calcext:value-type="float">
            <text:p>4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0]*[.$AC$54]*2" office:value-type="float" office:value="500" calcext:value-type="float">
            <text:p>5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60" calcext:value-type="float">
            <text:p>6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1]*[.$AC$54]*2" office:value-type="float" office:value="600" calcext:value-type="float">
            <text:p>6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2]*[.$AC$54]*2" office:value-type="float" office:value="700" calcext:value-type="float">
            <text:p>7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80" calcext:value-type="float">
            <text:p>8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3]*[.$AC$54]*2" office:value-type="float" office:value="800" calcext:value-type="float">
            <text:p>8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4]*[.$AC$54]*2" office:value-type="float" office:value="900" calcext:value-type="float">
            <text:p>9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5]*[.$AC$54]*2" office:value-type="float" office:value="1000" calcext:value-type="float">
            <text:p>1000</text:p>
          </table:table-cell>
          <table:table-cell table:style-name="ce20"/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ation" table:style-name="ta1">
        <table:table-column table:style-name="co1" table:number-columns-repeated="2" table:default-cell-style-name="Default"/>
        <table:table-column table:style-name="co1" table:default-cell-style-name="ce31"/>
        <table:table-column table:style-name="co1" table:number-columns-repeated="2" table:default-cell-style-name="Default"/>
        <table:table-column table:style-name="co22" table:default-cell-style-name="ce31"/>
        <table:table-column table:style-name="co1" table:number-columns-repeated="2" table:default-cell-style-name="Default"/>
        <table:table-column table:style-name="co1" table:default-cell-style-name="ce31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string" calcext:value-type="string">
            <text:p>min</text:p>
          </table:table-cell>
          <table:table-cell table:style-name="ce20" office:value-type="float" office:value="-0.99" calcext:value-type="float">
            <text:p>-0.99</text:p>
          </table:table-cell>
          <table:table-cell/>
          <table:table-cell office:value-type="string" calcext:value-type="string">
            <text:p>factor_min</text:p>
          </table:table-cell>
          <table:table-cell table:style-name="ce1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string" calcext:value-type="string">
            <text:p>max</text:p>
          </table:table-cell>
          <table:table-cell table:style-name="ce20" office:value-type="float" office:value="0.99" calcext:value-type="float">
            <text:p>0.99</text:p>
          </table:table-cell>
          <table:table-cell/>
          <table:table-cell office:value-type="string" calcext:value-type="string">
            <text:p>factor_max</text:p>
          </table:table-cell>
          <table:table-cell table:style-name="ce36" office:value-type="float" office:value="100" calcext:value-type="float">
            <text:p>100.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0" table:formula="of:=([.$B5]-[.$C$2])/([.$C$3]-[.$C$2])" office:value-type="float" office:value="0" calcext:value-type="float">
            <text:p>0.00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34" table:formula="of:=([.$E5]-[.$F$2])/([.$F$3]-[.$F$2])" office:value-type="float" office:value="-0.00505050505050506" calcext:value-type="float">
            <text:p>-0.01</text:p>
          </table:table-cell>
          <table:table-cell table:number-columns-repeated="2"/>
          <table:table-cell table:style-name="ce34" table:formula="of:=[.F5]*[.$I$3]" office:value-type="float" office:value="-0.505050505050505" calcext:value-type="float">
            <text:p>-0.5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$B6]-[.$C$2])/([.$C$3]-[.$C$2])" office:value-type="float" office:value="0.0666666666666667" calcext:value-type="float">
            <text:p>0.07</text:p>
          </table:table-cell>
          <table:table-cell/>
          <table:table-cell table:style-name="ce20" office:value-type="float" office:value="-0.99" calcext:value-type="float">
            <text:p>-0.99</text:p>
          </table:table-cell>
          <table:table-cell table:style-name="ce35" table:formula="of:=([.$E6]-[.$F$2])/([.$F$3]-[.$F$2])" office:value-type="float" office:value="0" calcext:value-type="float">
            <text:p>0.00</text:p>
          </table:table-cell>
          <table:table-cell table:number-columns-repeated="2"/>
          <table:table-cell table:style-name="ce35" table:formula="of:=[.F6]*[.$I$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$B7]-[.$C$2])/([.$C$3]-[.$C$2])" office:value-type="float" office:value="0.133333333333333" calcext:value-type="float">
            <text:p>0.13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([.$E7]-[.$F$2])/([.$F$3]-[.$F$2])" office:value-type="float" office:value="0.0454545454545454" calcext:value-type="float">
            <text:p>0.05</text:p>
          </table:table-cell>
          <table:table-cell table:number-columns-repeated="2"/>
          <table:table-cell table:formula="of:=[.F7]*[.$I$3]" office:value-type="float" office:value="4.54545454545454" calcext:value-type="float">
            <text:p>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$B8]-[.$C$2])/([.$C$3]-[.$C$2])" office:value-type="float" office:value="0.266666666666667" calcext:value-type="float">
            <text:p>0.27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([.$E8]-[.$F$2])/([.$F$3]-[.$F$2])" office:value-type="float" office:value="0.0959595959595959" calcext:value-type="float">
            <text:p>0.10</text:p>
          </table:table-cell>
          <table:table-cell table:number-columns-repeated="2"/>
          <table:table-cell table:formula="of:=[.F8]*[.$I$3]" office:value-type="float" office:value="9.59595959595959" calcext:value-type="float">
            <text:p>9.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$B9]-[.$C$2])/([.$C$3]-[.$C$2])" office:value-type="float" office:value="0.4" calcext:value-type="float">
            <text:p>0.40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([.$E9]-[.$F$2])/([.$F$3]-[.$F$2])" office:value-type="float" office:value="0.146464646464646" calcext:value-type="float">
            <text:p>0.15</text:p>
          </table:table-cell>
          <table:table-cell table:number-columns-repeated="2"/>
          <table:table-cell table:formula="of:=[.F9]*[.$I$3]" office:value-type="float" office:value="14.6464646464647" calcext:value-type="float">
            <text:p>14.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$B10]-[.$C$2])/([.$C$3]-[.$C$2])" office:value-type="float" office:value="0.413333333333333" calcext:value-type="float">
            <text:p>0.41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([.$E10]-[.$F$2])/([.$F$3]-[.$F$2])" office:value-type="float" office:value="0.196969696969697" calcext:value-type="float">
            <text:p>0.20</text:p>
          </table:table-cell>
          <table:table-cell table:number-columns-repeated="2"/>
          <table:table-cell table:formula="of:=[.F10]*[.$I$3]" office:value-type="float" office:value="19.6969696969697" calcext:value-type="float">
            <text:p>19.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$B11]-[.$C$2])/([.$C$3]-[.$C$2])" office:value-type="float" office:value="0.426666666666667" calcext:value-type="float">
            <text:p>0.43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([.$E11]-[.$F$2])/([.$F$3]-[.$F$2])" office:value-type="float" office:value="0.247474747474747" calcext:value-type="float">
            <text:p>0.25</text:p>
          </table:table-cell>
          <table:table-cell table:number-columns-repeated="2"/>
          <table:table-cell table:formula="of:=[.F11]*[.$I$3]" office:value-type="float" office:value="24.7474747474747" calcext:value-type="float">
            <text:p>24.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$B12]-[.$C$2])/([.$C$3]-[.$C$2])" office:value-type="float" office:value="0.44" calcext:value-type="float">
            <text:p>0.44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([.$E12]-[.$F$2])/([.$F$3]-[.$F$2])" office:value-type="float" office:value="0.297979797979798" calcext:value-type="float">
            <text:p>0.30</text:p>
          </table:table-cell>
          <table:table-cell table:number-columns-repeated="2"/>
          <table:table-cell table:formula="of:=[.F12]*[.$I$3]" office:value-type="float" office:value="29.7979797979798" calcext:value-type="float">
            <text:p>29.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$B13]-[.$C$2])/([.$C$3]-[.$C$2])" office:value-type="float" office:value="0.453333333333333" calcext:value-type="float">
            <text:p>0.45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([.$E13]-[.$F$2])/([.$F$3]-[.$F$2])" office:value-type="float" office:value="0.348484848484848" calcext:value-type="float">
            <text:p>0.35</text:p>
          </table:table-cell>
          <table:table-cell table:number-columns-repeated="2"/>
          <table:table-cell table:formula="of:=[.F13]*[.$I$3]" office:value-type="float" office:value="34.8484848484849" calcext:value-type="float">
            <text:p>34.8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$B14]-[.$C$2])/([.$C$3]-[.$C$2])" office:value-type="float" office:value="0.466666666666667" calcext:value-type="float">
            <text:p>0.47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([.$E14]-[.$F$2])/([.$F$3]-[.$F$2])" office:value-type="float" office:value="0.398989898989899" calcext:value-type="float">
            <text:p>0.40</text:p>
          </table:table-cell>
          <table:table-cell table:number-columns-repeated="2"/>
          <table:table-cell table:formula="of:=[.F14]*[.$I$3]" office:value-type="float" office:value="39.8989898989899" calcext:value-type="float">
            <text:p>39.9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$B15]-[.$C$2])/([.$C$3]-[.$C$2])" office:value-type="float" office:value="0.48" calcext:value-type="float">
            <text:p>0.48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([.$E15]-[.$F$2])/([.$F$3]-[.$F$2])" office:value-type="float" office:value="0.44949494949495" calcext:value-type="float">
            <text:p>0.45</text:p>
          </table:table-cell>
          <table:table-cell table:number-columns-repeated="2"/>
          <table:table-cell table:formula="of:=[.F15]*[.$I$3]" office:value-type="float" office:value="44.949494949495" calcext:value-type="float">
            <text:p>44.95</text:p>
          </table:table-cell>
        </table:table-row>
        <table:table-row table:style-name="ro1">
          <table:table-cell/>
          <table:table-cell table:style-name="ce25" office:value-type="float" office:value="77" calcext:value-type="float">
            <text:p>77</text:p>
          </table:table-cell>
          <table:table-cell table:style-name="ce32" table:formula="of:=([.$B16]-[.$C$2])/([.$C$3]-[.$C$2])" office:value-type="float" office:value="0.493333333333333" calcext:value-type="float">
            <text:p>0.49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([.$E16]-[.$F$2])/([.$F$3]-[.$F$2])" office:value-type="float" office:value="0.474747474747475" calcext:value-type="float">
            <text:p>0.47</text:p>
          </table:table-cell>
          <table:table-cell table:number-columns-repeated="2"/>
          <table:table-cell table:formula="of:=[.F16]*[.$I$3]" office:value-type="float" office:value="47.4747474747475" calcext:value-type="float">
            <text:p>47.47</text:p>
          </table:table-cell>
        </table:table-row>
        <table:table-row table:style-name="ro1">
          <table:table-cell/>
          <table:table-cell table:style-name="ce25" office:value-type="float" office:value="78" calcext:value-type="float">
            <text:p>78</text:p>
          </table:table-cell>
          <table:table-cell table:style-name="ce32" table:formula="of:=([.$B17]-[.$C$2])/([.$C$3]-[.$C$2])" office:value-type="float" office:value="0.506666666666667" calcext:value-type="float">
            <text:p>0.5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32" table:formula="of:=([.$E17]-[.$F$2])/([.$F$3]-[.$F$2])" office:value-type="float" office:value="0.5" calcext:value-type="float">
            <text:p>0.50</text:p>
          </table:table-cell>
          <table:table-cell table:number-columns-repeated="2"/>
          <table:table-cell table:style-name="ce32" table:formula="of:=[.F17]*[.$I$3]" office:value-type="float" office:value="50" calcext:value-type="float">
            <text:p>50.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$B18]-[.$C$2])/([.$C$3]-[.$C$2])" office:value-type="float" office:value="0.52" calcext:value-type="float">
            <text:p>0.5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$E18]-[.$F$2])/([.$F$3]-[.$F$2])" office:value-type="float" office:value="0.525252525252525" calcext:value-type="float">
            <text:p>0.53</text:p>
          </table:table-cell>
          <table:table-cell table:number-columns-repeated="2"/>
          <table:table-cell table:formula="of:=[.F18]*[.$I$3]" office:value-type="float" office:value="52.5252525252525" calcext:value-type="float">
            <text:p>52.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$B19]-[.$C$2])/([.$C$3]-[.$C$2])" office:value-type="float" office:value="0.533333333333333" calcext:value-type="float">
            <text:p>0.5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$E19]-[.$F$2])/([.$F$3]-[.$F$2])" office:value-type="float" office:value="0.55050505050505" calcext:value-type="float">
            <text:p>0.55</text:p>
          </table:table-cell>
          <table:table-cell table:number-columns-repeated="2"/>
          <table:table-cell table:formula="of:=[.F19]*[.$I$3]" office:value-type="float" office:value="55.050505050505" calcext:value-type="float">
            <text:p>55.0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$B20]-[.$C$2])/([.$C$3]-[.$C$2])" office:value-type="float" office:value="0.666666666666667" calcext:value-type="float">
            <text:p>0.6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([.$E20]-[.$F$2])/([.$F$3]-[.$F$2])" office:value-type="float" office:value="0.601010101010101" calcext:value-type="float">
            <text:p>0.60</text:p>
          </table:table-cell>
          <table:table-cell table:number-columns-repeated="2"/>
          <table:table-cell table:formula="of:=[.F20]*[.$I$3]" office:value-type="float" office:value="60.1010101010101" calcext:value-type="float">
            <text:p>60.1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$B21]-[.$C$2])/([.$C$3]-[.$C$2])" office:value-type="float" office:value="0.8" calcext:value-type="float">
            <text:p>0.8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[.$E21]-[.$F$2])/([.$F$3]-[.$F$2])" office:value-type="float" office:value="0.651515151515152" calcext:value-type="float">
            <text:p>0.65</text:p>
          </table:table-cell>
          <table:table-cell table:number-columns-repeated="2"/>
          <table:table-cell table:formula="of:=[.F21]*[.$I$3]" office:value-type="float" office:value="65.1515151515152" calcext:value-type="float">
            <text:p>65.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$B22]-[.$C$2])/([.$C$3]-[.$C$2])" office:value-type="float" office:value="0.933333333333333" calcext:value-type="float">
            <text:p>0.93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[.$E22]-[.$F$2])/([.$F$3]-[.$F$2])" office:value-type="float" office:value="0.702020202020202" calcext:value-type="float">
            <text:p>0.70</text:p>
          </table:table-cell>
          <table:table-cell table:number-columns-repeated="2"/>
          <table:table-cell table:formula="of:=[.F22]*[.$I$3]" office:value-type="float" office:value="70.2020202020202" calcext:value-type="float">
            <text:p>70.20</text:p>
          </table:table-cell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30" table:formula="of:=([.$B23]-[.$C$2])/([.$C$3]-[.$C$2])" office:value-type="float" office:value="1" calcext:value-type="float">
            <text:p>1.0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$E23]-[.$F$2])/([.$F$3]-[.$F$2])" office:value-type="float" office:value="0.752525252525253" calcext:value-type="float">
            <text:p>0.75</text:p>
          </table:table-cell>
          <table:table-cell table:number-columns-repeated="2"/>
          <table:table-cell table:formula="of:=[.F23]*[.$I$3]" office:value-type="float" office:value="75.2525252525253" calcext:value-type="float">
            <text:p>75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formula="of:=([.$E24]-[.$F$2])/([.$F$3]-[.$F$2])" office:value-type="float" office:value="0.803030303030303" calcext:value-type="float">
            <text:p>0.80</text:p>
          </table:table-cell>
          <table:table-cell table:number-columns-repeated="2"/>
          <table:table-cell table:formula="of:=[.F24]*[.$I$3]" office:value-type="float" office:value="80.3030303030303" calcext:value-type="float">
            <text:p>80.3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formula="of:=([.$E25]-[.$F$2])/([.$F$3]-[.$F$2])" office:value-type="float" office:value="0.853535353535354" calcext:value-type="float">
            <text:p>0.85</text:p>
          </table:table-cell>
          <table:table-cell table:number-columns-repeated="2"/>
          <table:table-cell table:formula="of:=[.F25]*[.$I$3]" office:value-type="float" office:value="85.3535353535354" calcext:value-type="float">
            <text:p>85.3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8" calcext:value-type="float">
            <text:p>0.8</text:p>
          </table:table-cell>
          <table:table-cell table:formula="of:=([.$E26]-[.$F$2])/([.$F$3]-[.$F$2])" office:value-type="float" office:value="0.904040404040404" calcext:value-type="float">
            <text:p>0.90</text:p>
          </table:table-cell>
          <table:table-cell table:number-columns-repeated="2"/>
          <table:table-cell table:formula="of:=[.F26]*[.$I$3]" office:value-type="float" office:value="90.4040404040404" calcext:value-type="float">
            <text:p>90.4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900000000000001" calcext:value-type="float">
            <text:p>0.9</text:p>
          </table:table-cell>
          <table:table-cell table:formula="of:=([.$E27]-[.$F$2])/([.$F$3]-[.$F$2])" office:value-type="float" office:value="0.954545454545455" calcext:value-type="float">
            <text:p>0.95</text:p>
          </table:table-cell>
          <table:table-cell table:number-columns-repeated="2"/>
          <table:table-cell table:formula="of:=[.F27]*[.$I$3]" office:value-type="float" office:value="95.4545454545455" calcext:value-type="float">
            <text:p>95.4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 office:value-type="float" office:value="0.99" calcext:value-type="float">
            <text:p>0.99</text:p>
          </table:table-cell>
          <table:table-cell table:style-name="ce35" table:formula="of:=([.$E28]-[.$F$2])/([.$F$3]-[.$F$2])" office:value-type="float" office:value="1" calcext:value-type="float">
            <text:p>1.00</text:p>
          </table:table-cell>
          <table:table-cell table:number-columns-repeated="2"/>
          <table:table-cell table:style-name="ce35" table:formula="of:=[.F28]*[.$I$3]" office:value-type="float" office:value="100" calcext:value-type="float">
            <text:p>10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3" office:value-type="float" office:value="1" calcext:value-type="float">
            <text:p>1</text:p>
          </table:table-cell>
          <table:table-cell table:style-name="ce34" table:formula="of:=([.$E29]-[.$F$2])/([.$F$3]-[.$F$2])" office:value-type="float" office:value="1.00505050505051" calcext:value-type="float">
            <text:p>1.01</text:p>
          </table:table-cell>
          <table:table-cell table:number-columns-repeated="2"/>
          <table:table-cell table:style-name="ce34" table:formula="of:=[.F29]*[.$I$3]" office:value-type="float" office:value="100.505050505051" calcext:value-type="float">
            <text:p>100.51</text:p>
          </table:table-cell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  <table:database-range table:name="__Anonymous_Sheet_DB__7" table:target-range-address="Sheet8.B3:Sheet8.Y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3:33:17.26917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6-18T20:21:32.811831797</dc:date>
    <meta:editing-duration>P23DT6H25M4S</meta:editing-duration>
    <meta:editing-cycles>8</meta:editing-cycles>
    <meta:generator>LibreOffice/5.1.6.2$Linux_X86_64 LibreOffice_project/10m0$Build-2</meta:generator>
    <meta:document-statistic meta:table-count="9" meta:cell-count="5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">
                <text:p>519.6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